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55423000964385364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58653082136451125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73057004299107187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98210506614686291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5916580413669504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238461900341855764"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3794099116774738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26838304936419809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751976" text:continue-list="list83794099116774738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1037936571624928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3980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5069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733075"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74628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27222"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75840767508276673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45029325715086220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772712196161472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3939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1683065579892428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58265274433681724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44742156019240742" text:style-name="L15">
        <text:list-item>
          <text:list>
            <text:list-header>
              <text:p text:style-name="P182">1.5 miles averaging about 9:40/mile and rest 1 min</text:p>
            </text:list-header>
          </text:list>
        </text:list-item>
      </text:list>
      <text:p text:style-name="P24">1 mile in 8:26 and rest 2 min</text:p>
      <text:list xml:id="list24761578797073326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2239579550608654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39319"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5424489779447523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50332885888631915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27229076503793336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747695" text:continue-list="list2503328858886319152" text:style-name="L19">
        <text:list-item>
          <text:list>
            <text:list-header>
              <text:p text:style-name="P186">(Pace*HR)=1240</text:p>
            </text:list-header>
          </text:list>
        </text:list-item>
      </text:list>
      <text:list xml:id="list39724539" text:continue-list="list4554244897794475236" text:style-name="L18">
        <text:list-item>
          <text:list>
            <text:list-header>
              <text:p text:style-name="P185">2 miles at 10:46/mile Ave HR= 121 bpm and rest a few minutes</text:p>
            </text:list-header>
          </text:list>
        </text:list-item>
      </text:list>
      <text:list xml:id="list39725616" text:continue-list="list3974769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73816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35023180323210484"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28451658669768256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4673105841177567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8408222923577290168"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9299237382197967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89990733433645309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74624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4822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5011510179429915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427008517555782376"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9247922617981675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53926464294303233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185061734512381919"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18978852469748120" text:style-name="L32">
        <text:list-item>
          <text:list>
            <text:list-header>
              <text:p text:style-name="P196">0.25 miles in 2:54</text:p>
              <text:p text:style-name="P196">1 mile in 9:21 going faster as I ran and ending at around 8:30 pace</text:p>
            </text:list-header>
          </text:list>
        </text:list-item>
      </text:list>
      <text:list xml:id="list251937725817923134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94582665945017964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2903111233637309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3132244039209068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10"><text:span text:style-name="T3">Ave pace for first 1.5 miles: 10:54/mile, Ave pace for last 0.5 miles: 10:37/mile </text:span></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10"><text:span text:style-name="T3"/></text:p>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5454910682398969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0T19:48:03.43</dc:date>
    <dc:creator>James Lombardi</dc:creator>
    <meta:editing-duration>P27DT4H37M37S</meta:editing-duration>
    <meta:editing-cycles>2013</meta:editing-cycles>
    <meta:generator>OpenOffice/4.1.2$Win32 OpenOffice.org_project/412m3$Build-9782</meta:generator>
    <meta:document-statistic meta:table-count="0" meta:image-count="9" meta:object-count="0" meta:page-count="200" meta:paragraph-count="5798" meta:word-count="62769" meta:character-count="321756"/>
  </office:meta>
</office:document-meta>
</file>